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font-name="Consolas" fo:font-style="normal" style:font-style-asian="normal" style:font-style-complex="normal"/>
    </style:style>
    <style:style style:name="P4" style:family="paragraph" style:parent-style-name="Standard" style:list-style-name="L1">
      <style:text-properties fo:font-style="normal" style:font-style-asian="normal" style:font-style-complex="normal"/>
    </style:style>
    <style:style style:name="P5" style:family="paragraph" style:parent-style-name="Standard" style:list-style-name="L2">
      <style:text-properties fo:font-style="normal" style:font-style-asian="normal" style:font-style-complex="normal"/>
    </style:style>
    <style:style style:name="P6" style:family="paragraph" style:parent-style-name="Standard" style:list-style-name="L3">
      <style:text-properties fo:font-style="normal" style:font-style-asian="normal" style:font-style-complex="normal"/>
    </style:style>
    <style:style style:name="P7" style:family="paragraph" style:parent-style-name="Standard" style:list-style-name="L4">
      <style:text-properties fo:font-style="normal" style:font-style-asian="normal" style:font-style-complex="normal"/>
    </style:style>
    <style:style style:name="P8" style:family="paragraph" style:parent-style-name="Standard" style:list-style-name="L5">
      <style:text-properties fo:font-style="normal" style:font-style-asian="normal" style:font-style-complex="normal"/>
    </style:style>
    <style:style style:name="P9" style:family="paragraph" style:parent-style-name="Standard" style:list-style-name="L6">
      <style:text-properties fo:font-style="normal" style:font-style-asian="normal" style:font-style-complex="normal"/>
    </style:style>
    <style:style style:name="P10" style:family="paragraph" style:parent-style-name="Standard" style:list-style-name="L7">
      <style:text-properties fo:font-style="normal" style:font-style-asian="normal" style:font-style-complex="normal"/>
    </style:style>
    <style:style style:name="P11" style:family="paragraph" style:parent-style-name="Standard" style:list-style-name="L8">
      <style:text-properties fo:font-style="normal" style:font-style-asian="normal" style:font-style-complex="normal"/>
    </style:style>
    <style:style style:name="P12" style:family="paragraph" style:parent-style-name="Standard" style:list-style-name="L9">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color="#800000"/>
    </style:style>
    <style:style style:name="T6" style:family="text">
      <style:text-properties fo:color="#800000" fo:font-style="italic" style:font-style-asian="italic" style:font-style-complex="italic"/>
    </style:style>
    <style:style style:name="T7" style:family="text">
      <style:text-properties fo:color="#800000" fo:font-style="italic" fo:font-weight="normal" style:font-style-asian="italic" style:font-weight-asian="normal" style:font-style-complex="italic" style:font-weight-complex="normal"/>
    </style:style>
    <style:style style:name="T8" style:family="text">
      <style:text-properties fo:color="#800000" fo:font-weight="normal" style:font-weight-asian="normal" style:font-weight-complex="normal"/>
    </style:style>
    <style:style style:name="T9" style:family="text">
      <style:text-properties fo:color="#9966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L</text:p>
      <text:p text:style-name="Standard"/>
      <text:p text:style-name="Standard">Jedną z najbardziej potężnych cech C++ jest jego wsparcie dla programowania generycznego. Ta moc jest bezpośrednio odzwierciedlona w elastyczności biblioteki standardowej C++, zwłaszcza w kontenerach, iteratorach i algorytmach częściowych (partiam algorithms), oryginalnie znanych jako STL (Standard Template Library).</text:p>
      <text:p text:style-name="Standard"/>
      <text:p text:style-name="Standard">STL umożliwia programowanie generyczne w C++. Każdy generyczny algorytm może operować na <text:span text:style-name="T1">jakimkolwiek iteratorze dla którego są dostarczone niezbędne operacje. </text:span><text:span text:style-name="T3">Jest rozszerzalny: może wspierać nowe algorytmy, kontenery, iteratory.</text:span></text:p>
      <text:p text:style-name="P1"/>
      <text:p text:style-name="P1">PG: po co używać STL?</text:p>
      <text:list xml:id="list5585504879254290540" text:style-name="L1">
        <text:list-item>
          <text:p text:style-name="P4">Ponowne użycie: ”pisz mniej, rób więcej”</text:p>
          <text:list>
            <text:list-item>
              <text:p text:style-name="P4">Programista może wtedy skupić się na problemie od ręki</text:p>
            </text:list-item>
            <text:list-item>
              <text:p text:style-name="P4">Bezpieczna pod względem typów kompatybilność wtyczek pomiędzy komponentami STL</text:p>
            </text:list-item>
          </text:list>
        </text:list-item>
        <text:list-item>
          <text:p text:style-name="P4">Elastyczność</text:p>
          <text:list>
            <text:list-item>
              <text:p text:style-name="P4">Iteratory oddzielają algorytmy od kontenerów</text:p>
            </text:list-item>
            <text:list-item>
              <text:p text:style-name="P4">Łatwo espierane nieoczekiwane kombinacje</text:p>
            </text:list-item>
          </text:list>
        </text:list-item>
        <text:list-item>
          <text:p text:style-name="P4">Wydajność</text:p>
          <text:list>
            <text:list-item>
              <text:p text:style-name="P4">Szablony unikają zasobów wirtualnych funkcji</text:p>
            </text:list-item>
            <text:list-item>
              <text:p text:style-name="P4">ścisła uwaga na złożoność czasową algorytmów</text:p>
            </text:list-item>
          </text:list>
        </text:list-item>
      </text:list>
      <text:p text:style-name="P1"/>
      <text:p text:style-name="P1">SZABLONY</text:p>
      <text:p text:style-name="P1"/>
      <text:p text:style-name="P1">Szablony są jedną z głównych cech C++;</text:p>
      <text:p text:style-name="P1">Dostarczają sposób na dostarczanie generycznych typów i funkcji, bez kosztów czasu wykonania.</text:p>
      <text:p text:style-name="P1">Używają ”duck typing” bardziej niż interfejsów</text:p>
      <text:p text:style-name="P1"/>
      <text:p text:style-name="P1">Co to szablony?</text:p>
      <text:p text:style-name="P1"/>
      <text:p text:style-name="P3">template&lt;typename T&gt;</text:p>
      <text:p text:style-name="P3">T mult (T first, T last){</text:p>
      <text:p text:style-name="P3"><text:tab/>return first * last;</text:p>
      <text:p text:style-name="P3">}</text:p>
      <text:p text:style-name="P3"/>
      <text:p text:style-name="P3">mult(1,2); // OK</text:p>
      <text:p text:style-name="P3">mult(”hello”, ” world”); //Błąd</text:p>
      <text:p text:style-name="P3"/>
      <text:p text:style-name="P3">template&lt;typename T&gt;</text:p>
      <text:p text:style-name="P3">struct S;</text:p>
      <text:p text:style-name="P3"/>
      <text:p text:style-name="P3">template&lt;&gt;</text:p>
      <text:p text:style-name="P3">struct S&lt;int&gt;{</text:p>
      <text:p text:style-name="P3"><text:tab/>int f() { return 1; }</text:p>
      <text:p text:style-name="P3">};</text:p>
      <text:p text:style-name="P3"/>
      <text:p text:style-name="P3">template&lt;&gt;</text:p>
      <text:p text:style-name="P3">struct S&lt;float&gt;{</text:p>
      <text:p text:style-name="P3"><text:tab/>int f() { return 1.0; }</text:p>
      <text:p text:style-name="P3">};</text:p>
      <text:p text:style-name="P3"><text:soft-page-break/></text:p>
      <text:p text:style-name="P1">Problemy szablonów</text:p>
      <text:p text:style-name="P1"/>
      <text:p text:style-name="P1">Dostarczają język programowania czasu kompilacji który jest: kompletny pod względem Turinga</text:p>
      <text:p text:style-name="P1">Największą wadą szablonów jest radzenie sobie z błędami.</text:p>
      <text:p text:style-name="P1"/>
      <text:p text:style-name="P1">'popl06'</text:p>
      <text:p text:style-name="P1"><text:span text:style-name="T5">Szablony w C++ są kluczem do projektowania obecnych odnoszących sukcesy, na topie bibliotek i systemów.</text:span> <text:span text:style-name="T5">Są podstawą technik programowania w różnych dziedzinach, począwszy od konwencjonalnego programowania ogólnego przeznaczenia do oprogramowania wbudowanych systemów bezpieczeństwa (safety-critical embedded systems). </text:span>Aktualne prace nad ulepszaniem szablonów koncentrują się na pojęciu <text:span text:style-name="T1">konceptów</text:span>. (systemy typów dla szablonów). Co obiecuje znacznie poprawić diagnostykę błędów i zwiększyć ekspresywną moc, na przykład przeciążanie oparte na konceptach i częściową specjalizację funkcji szablonu (function template partial specialization). <text:span text:style-name="T5">Ten dokument prezentuje szablony C++ z naciskiem na problemy związane z oddzielną kompilacją (separate compilation).</text:span> Rozważamy problem jak wyrażać koncepty w sposób precyzyjny, który jest wystarczająco prosty, aby mógł być użyteczny przez zwykłych programistów. W ten sposób ujawniamy kilka słabych stron obecnej specyfikacji biblioteki standardowej C ++ i sugerujemy o wiele bardziej precyzyjną i kompletną specyfikację. Przedstawiamy także systematyczny sposób tłumaczenia naszych proponowanych definicji konceptów, opartych na wzorcach użycia, a nie sygnatur funkcji, na zestawy ograniczeń, które mogą służyć jako wygodne podstawy do sprawdzania konceptów w kompilatorze.</text:p>
      <text:p text:style-name="P1"/>
      <text:p text:style-name="P1">Wprowadzenie i przegląd</text:p>
      <text:p text:style-name="P1"/>
      <text:p text:style-name="P1">ISO Standard C++ bezpośrednio wspiera programowanie generyczne używając pojęcia <text:span text:style-name="T1">szablonu. </text:span><text:span text:style-name="T5">Szablony są niezbędne w języku C ++ do zbierania podobieństw abstrakcji przy zachowaniu optymalnej wydajności.</text:span> Właściwości te są kluczowe dla sukcesu i szerokiej akceptacji Standardowej Biblioteki Szablonów (STL). <text:span text:style-name="T5">Szablony zostały również użyte w celu zmniejszenia kary abstrakcji i 'code bloat' w systemach wbudowanych w stopniu niepraktycznym w konwencjonalnych systemach obiektowych. Są dwa kluczowe powody.</text:span> P<text:span text:style-name="T9">o pierwsze, tworzenie instancji szablonu łączy informacje zarówno z definicji, jak i kontekstu użycia. Oznacza to, że pełna informacja zarówno z wywołania i wywołanych kontekstów (włączając całą informację o typie) jest teraz dostępna dla generatora kodu.</text:span> Obecnie generatory kodu są biegłe w <text:s/>używaniu tych informacji, aby zminimalizować czas wykonywania i / lub przestrzeń kodu. Kontrastuje to ze zwykłym przypadkiem w języku programowania obiektowego, w którym wywołujący i wywoływany są całkowicie oddzieleni przez interfejs polegający na pośrednich wywołaniach funkcji. Po drugie, szablon C ++ jest zazwyczaj domyślnie tworzony, jeśli tylko w przypadku, gdy jest używany w sposób istotny dla semantyki programu, automatycznie minimalizując miejsce w pamięci wykorzystania aplikacji. Jest to przeciwieństwo do systemów, które wymagają od programisty wyraźnego zarządzania instancjami, takimi jak Ada lub System F. </text:p>
      <text:p text:style-name="P1"/>
      <text:p text:style-name="P1">Opisana tu praca jest częścią wysiłku, aby zaprojektować system typu - zwany konceptami - dla typów C++ i wartości które mogą być użyte jako argumenty szablonu, które są obecnie z powodzeniem używane. Jest to kluczowa projektowa obawa względem "konceptów", że powinny być używalne przez programistów, którzy obecnie używają szablonów z powodzeniem. W jakiejś formie lub innej koncepty będą częścią poprawionego standardu ISO C ++, C ++ 0x. Niniejsza praca koncentruje się na konkretnym problemie: jak wyrażać definicje konceptów w sposób wystarczająco prosty i elastyczny w użyciu, ale wystarczająco precyzyjny do implementacji w obecnych kompilatorach C ++. Nasza notacja definicji konceptu opiera się na "wzorcach użycia", które można przetłumaczyć na zestaw sygnatur operacji przydatnych do sprawdzania typu. Zasadniczo koncepty są predykcjami czasu kompilacji dla typów i wartości (np. wartości int const). <text:soft-page-break/>Mogą być łączone ze zwykłymi operatorami logicznymi (and, or not). </text:p>
      <text:p text:style-name="P1"/>
      <text:p text:style-name="P1">W artykule omówiono koncepty szablonów C ++. Jednakże, podstawowe idee uogólniają się do systemu typu obsługującego polimorfizm parametryczny, popierający pewne formy wnioskowania typu lokalnego i rozszerza pojęcie nazw zależnych. Nasze wkłady obejmują rozwój oficjalnego frameworku do określania konceptów, wyjaśnienia wymagań biblioteki iteratora standardu C++ oraz precyzyjne sformułowanie konceptów iteratora. Koncepty różnią się od klas typu, które również działają jako predykaty nad typami. W szczególności koncepty radzą sobie z ogólnym przeciążaniem, włączając używanie tej samej nazwy dla funkcji o różnej liczbie argumentów i operacji z typami argumentu, które nie są generycznymi instancjami samych siebie.</text:p>
      <text:p text:style-name="P1"/>
      <text:p text:style-name="P1">Pozostała część papieru ma następującą strukturę:</text:p>
      <text:list xml:id="list2528148268103739663" text:style-name="L2">
        <text:list-item>
          <text:p text:style-name="P5">Sprawdzamy podstawowe właściwości szablonów, problemy z nich wynikające i wymagania dotyczące możliwych rozwiązań</text:p>
        </text:list-item>
        <text:list-item>
          <text:p text:style-name="P5">Przedstawiamy koncepty oparte na "wzorcach użycia" i algorytmie generowania zestawów ograniczeń dla argumentów szablonu. Stosujemy je do uproszczonych przykładów</text:p>
        </text:list-item>
        <text:list-item>
          <text:p text:style-name="P5">Stosujemy nasze koncepty do znanego ciężkiego problemu o istotnym znaczeniu praktycznym: określenie najniższych poziomów biblioteki iteracyjnej standardu C ++, ujawniając słabość</text:p>
        </text:list-item>
        <text:list-item>
          <text:p text:style-name="P5">Badamy ostatnie powiązane prace i krótko wyjaśniamy różnice między klasami typów i konceptami</text:p>
        </text:list-item>
        <text:list-item>
          <text:p text:style-name="P5">Przedstawiamy kilka wskazówek do przyszłych prac i podsumowujemy.</text:p>
        </text:list-item>
      </text:list>
      <text:p text:style-name="P1"/>
      <text:list xml:id="list807775745319521724" text:style-name="L3">
        <text:list-item>
          <text:p text:style-name="P6">Problem</text:p>
        </text:list-item>
      </text:list>
      <text:p text:style-name="P1"/>
      <text:p text:style-name="P1">Prawie optymalna wydajność zaoferowana przez szablony ISO C++ niesie za sobą cenę w postaci bardzo słabego rozdzielenia między definicjami szablonów a ich zastosowaniem. W kodzie źródłowym C ++ pełna definicja szablonu jest jedynym wyrażeniem założeń dotyczących jego parametrów. Jednakże, pożądane jest sprawdzenie definicji szablonu niezależnie od jego zastosowania, a także sprawdzenie zastosowań niezależnie od definicji. W tym celu musimy zwięźle określić założenia oddzielnie od kodu w definicji szablonu. Krótko mówiąc, potrzebujemy systemu typu dla parametrów szablonu. Święty graal projektu konceptu C ++ to system, który pozwala na doskonałe oddzielne sprawdzanie definicji szablonów i zastosowań, bez utraty wyrazistej mocy lub wydajności. Oznacza to, że jeśli definicja szablonu została pomyślnie sprawdzona względem konceptów określonych dla jego parametrów, a argumenty wskazane w jego zastosowaniach również zostaną sprawdzone w oparciu o te koncepty, wówczas powstałe tworzenie instancji będzie sprawdzać typ i wszystkie dostępne informacje będą używane do generowania optymalnego kodu. Należy pamiętać, że oddzielne sprawdzanie bez optymalnego generowania kodu jest proste: wystarczy użyć jakiejś formy abstrakcyjnej klasy, jak to często jest robione jawnie w języku C ++ i jest podstawą "generycznych" obiektów języka Java i C #. Jednak kosztem tego jest nadmierne ograniczanie rozwiązań i wymaganie nieuzasadnionego przewidywania projektantów. W przypadku braku optymalizacji całego programu (co jest niewykonalne dla wielu ważnych domen aplikacji C ++), podejście klasy abstrakcyjnej implikuje również użycie wywołań funkcji pośrednich w przeciwieństwie do inliningu dostarczonego przez szablony.</text:p>
      <text:p text:style-name="P1"/>
      <text:list xml:id="list6290960149695189172" text:style-name="L4">
        <text:list-item>
          <text:list>
            <text:list-item>
              <text:p text:style-name="P7">Podstawy szablonów</text:p>
            </text:list-item>
          </text:list>
        </text:list-item>
      </text:list>
      <text:p text:style-name="P1"/>
      <text:p text:style-name="P1">Szablon to przepis z którego translator C++ generuje deklaracje. Np. fragment programu:</text:p>
      <text:p text:style-name="P1"/>
      <text:p text:style-name="P3">template&lt;typename T&gt;</text:p>
      <text:p text:style-name="P3">T square (T x) { return x * x };</text:p>
      <text:p text:style-name="P1"/>
      <text:p text:style-name="P1"><text:soft-page-break/>deklaruje rodzinę funkcji indeksowanych przez parametr typu. Jak System F, do konkretnego członka tej rodziny można się odnieść przez odwołanie nazwy szablonu 'sqaure' do argumentu szablonu : square&lt;int&gt;. Mówimy, że określenie szablonu jest proszone przez square z listą argumentów szablonu &lt;int&gt;. Proces tworzenia określenia jest nazwany tworzeniem instancji szablonu, więc specjalizacja jest również potocznie znana jako tworzenie instancji. Kompilator C++ </text:p>
      <text:p text:style-name="P1">mógłby wewnętrznie generować moralny odpowiednik definicji funkcji</text:p>
      <text:p text:style-name="P1"/>
      <text:p text:style-name="P3">int square(int x) { return x * x; }</text:p>
      <text:p text:style-name="P1"/>
      <text:p text:style-name="P1">gdzie argument typu int jest podstawiony za parametr T. Kod wynikowy jest sprawdzany pod względem typu by zapewnić że nie będzie żadnych błędów typu wynikających z podstawienia. Tworzenie instancji szablonu jest wykonywane tylko raz dla danej specyfikacji nawet jeśli program zawiera wielokrotne żądania tej specyfikacji.</text:p>
      <text:p text:style-name="P1"/>
      <text:p text:style-name="P1">W odróżnieniu od języków programowania jak Ada czy System F, lista argumentów szablonu może być pominięta z żądania tworzenia instancji szablonu funkcji. Zazwyczaj wartości parametrów szablonu są dedukowane. Np. mając powyższą definicję, poniższe jest idiomatyczne C++:</text:p>
      <text:p text:style-name="P1"/>
      <text:p text:style-name="P3">double d = square(2.0);</text:p>
      <text:p text:style-name="P1"/>
      <text:p text:style-name="P1">Typ argumentu jest wydedukowany aby był to double. Warto zauważyć, że w przeciwieństwie do języków programowania, takich jak Haskell lub System F, parametry szablonu C + + nie są ograniczone do typów. Np. fragment programu:</text:p>
      <text:p text:style-name="P1"/>
      <text:p text:style-name="P3">template&lt;typename T, size_t N&gt;</text:p>
      <text:p text:style-name="P3">struct buffer{</text:p>
      <text:p text:style-name="P3"><text:tab/>T data[N];</text:p>
      <text:p text:style-name="P3">};</text:p>
      <text:p text:style-name="P1"/>
      <text:p text:style-name="P1">deklaruje typ danych sparametryzowany przez typ elementu i rozmiar bufferu, który może być jakąkolwiek wartością pozytywną int-ową i czasu kompilacji</text:p>
      <text:p text:style-name="P1"/>
      <text:list xml:id="list6547791561374886305" text:style-name="L5">
        <text:list-item>
          <text:list>
            <text:list-item>
              <text:p text:style-name="P8">Parametryzacja</text:p>
            </text:list-item>
          </text:list>
        </text:list-item>
      </text:list>
      <text:p text:style-name="P1"/>
      <text:p text:style-name="P1">Koncepcyjnie, parametry szablonu są określone na dwa sposoby:</text:p>
      <text:p text:style-name="P1"/>
      <text:list xml:id="list5506236451032325646" text:style-name="L6">
        <text:list-item>
          <text:p text:style-name="P9">parametry szablonu – wyraźnie wspomniane jako parametry w deklaracji szablonu</text:p>
        </text:list-item>
        <text:list-item>
          <text:p text:style-name="P9">nazwy zależne – wywnioskowane z użycia parametrów w definicji szablonu</text:p>
        </text:list-item>
      </text:list>
      <text:p text:style-name="P1"/>
      <text:p text:style-name="P1">W C++, nazwa nie może być użyta bez wcześniejszej deklaracji. To wymaga ostrożnego traktowania definicji szablonu. Np. w kontekście definicji szablonu square, symbol * nie ma widocznej deklaracji. Jednak w kontekście tworzenia instancji square&lt;int&gt;, kompilator może rozwiązać * do wbudowanego operatora mnożenia dla wartości int. Dla wywołania square(zespolona(2.0)), * byłby rozwiązany do (zdefiniowanego przez użytkownika) mnożenia dla zespolonych wartości. Mówimy, że symbol * jest zależną nazwą w definicji square. Oznacza to, że jest to ukryty parametr definicji szablonu. Gdybyśmy chcieli, moglibyśmy zrobić operacje mnożenia wyraźnym parametrem jak poniżej: </text:p>
      <text:p text:style-name="P1"/>
      <text:p text:style-name="P1">template&lt;typename Mul, typename T&gt;</text:p>
      <text:p text:style-name="P1">T square (T x) { return Mul() (x,x); }</text:p>
      <text:p text:style-name="P1"/>
      <text:p text:style-name="P1">Tutaj podwyrażenie Mul() buduje obiekt funkcyjny, który implementuje operację mnożenia nad <text:soft-page-break/>wartościami typu T. Pojęcie nazwa zależnych pomaga utrzymać liczbę jasnych / bezpośrednich parametrów.</text:p>
      <text:p text:style-name="P1"/>
      <text:list xml:id="list1009211576890783411" text:style-name="L7">
        <text:list-item>
          <text:list>
            <text:list-item>
              <text:p text:style-name="P10">Tworzenie instancji i sprawdzanie</text:p>
            </text:list-item>
          </text:list>
        </text:list-item>
      </text:list>
      <text:p text:style-name="P1"/>
      <text:p text:style-name="P1">Tylko minimalne przetwarzanie semantyki jest skończone gdy definicja szablonu lub użycie szablonu są widziane po raz pierwszy. Pełne przetwarzanie semantyki jest przesuwane na czas tworzenia instancji (tuż przed czasem linkowania), na podstawie każdej instancji. Oznacza to, że założenia dotyczące argumentów szablonu nie są sprawdzane przed czasem tworzenia instancji. Rozważ:</text:p>
      <text:p text:style-name="P1"/>
      <text:p text:style-name="P1">string hello = ”Hello World”;</text:p>
      <text:p text:style-name="P1">square(hello);</text:p>
      <text:p text:style-name="P1"/>
      <text:p text:style-name="P1">Bezsensowne użycie zmiennej string jako argumentu funkcji dla square nie jest wyłapane w miejscu użycia. Tylko w czasie inicjowania kompilator wykryje, że nie ma odpowiedniej deklaracji dla *. Jest to ogromny problem praktyczny, ponieważ to tworzenie instancji może być spowodowana przez kod napisany przez użytkownika, który nie napisał ani definicji kwadratu, ani definicji string. Programista, który nie znał definicji kwadratu i string, miałby ogromne problemy ze zrozumieniem komunikatów o ich interakcji (takich jak ”illegal operand for *”)</text:p>
      <text:p text:style-name="P1"/>
      <text:p text:style-name="P1">Istnienie symbolu operatora * nie wystarcza, aby zapewnić udaną kompilację dla square. Musi istnieć *, który przyjmuje argumenty odpowiednich typów i musi być unikatowym najlepszym dopasowaniem pod regułami przeciążania C ++. Ponadto, square bierze jego argumenty przez wartość i zwraca wynik przez wartość. Oznacza to, że musi być możliwe skopiowanie obiektów wydedukowanego typu. Potrzebujemy rygorystycznego frameworka do opisywania wymagań definicji szablonu w odniesieniu do jej argumentów. Ze względu na ograniczenia przestrzeni i różnych praktycznych przyczyn taki formalizm jest opisany gdzie indziej. </text:p>
      <text:p text:style-name="P1"/>
      <text:p text:style-name="P1">Doświadczenie pokazuje, że udana kompilacja i linkowanie nie może zakończyć naszych problemów. Udane zbudowanie pokazuje tylko że tworzenie instancji szablonów było poprawne pod względem typów, biorąc pod uwagę argumenty, które przekazaliśmy. Co z typami argumentów szablonu i wartościami z którymi nie próbowaliśmy używać? Definicja szablonu może zawierać założenia dotyczące jego argumentów, które utrzymywały się dla argumentów które daliśmy, ale może się nie udać dla innych, najwyraźniej rozsądnych argumentów. Uproszczona wersja klasycznego przykładu:</text:p>
      <text:p text:style-name="P1"/>
      <text:p text:style-name="P1">template&lt;typename FwdIter&gt;</text:p>
      <text:p text:style-name="P1">bool palindrome(FwdIter first, FwdIter last){</text:p>
      <text:p text:style-name="P1"><text:tab/>if(last &lt;= first) return true; //środek</text:p>
      <text:p text:style-name="P1"><text:tab/>if(*first != *last) return false; //różnica</text:p>
      <text:p text:style-name="P1"><text:tab/>return palindrome(++first, --last);</text:p>
      <text:p text:style-name="P1">}</text:p>
      <text:p text:style-name="P1"/>
      <text:p text:style-name="P1"><text:span text:style-name="T5">Tutaj testujemy, czy sekwencja, wyznaczona przez parę iteratorów do jego pierwszego i ostatniego elementu, jest palindromem. Przyjmujemy, że iteratory są </text:span><text:span text:style-name="T6">forward iterator category, </text:span><text:span text:style-name="T8"><text:s/>to jest: zakłada się że wspierają co najmniej operacje: *, != i ++. To szeroko używana konwencja w społeczności C++ by używać sugestywnych nazw jak </text:span><text:span text:style-name="T7">ForwardIterator (lub krócej FwdIter) </text:span><text:span text:style-name="T8">dla parametrów szablonu by te mogły przekazać założenia. Definicja palindrome() analizuje elementy sekwencji biegnące z każdego końca do środka. Możemy przetestować ją wektorem, tablicą w stylu C i stringiem. <text:s/>W każdym przypadku, nasza funkcja szablonowa palindrome() stworzy instancję i wykona się poprawnie. Niestety, wsadzenie palindrome() do biblioteki byłoby bombą zegarową. </text:span><text:soft-page-break/><text:span text:style-name="T8">Nie wszystkie sekwencje wspierają -- i &lt;=. Np. pojedyncze listy (singly-linked lists) nie. Eksperci używają wyszukanych, regularnych technik by uniknąć takich problemów. Jednakże, fundamentalny problem jest taki że definicja szablonu nie jest (według siebie) dobrą specyfikacją jego wymagań na jego parametry.</text:span><text:span text:style-name="T4"> Musimy uczynić te wymagania wyraźnym i mniej ad hoc niż wyrażenie algorytmu. ”Koncepty” są takimi wymaganiami.</text:span></text:p>
      <text:p text:style-name="P1"/>
      <text:list xml:id="list8207483254876577677" text:style-name="L8">
        <text:list-item>
          <text:list>
            <text:list-item>
              <text:p text:style-name="P11">Wydajność</text:p>
            </text:list-item>
          </text:list>
        </text:list-item>
      </text:list>
      <text:p text:style-name="P1">"Zachowanie wydajności obecnych technik programowania szablonów" jest głównym wymogiem szablonów zawierających koncepty. Użytkownicy konceptów powinni nie tylko uzyskiwać lepsze sposoby wyrażania pomysłów i lepsze komunikaty o błędach, gdy popełnią błędy. Powinni również uzyskać wydajność co najmniej równą temu, co jest obecnie uzyskiwane za pomocą szablonów. Wszakże szablony odgrywają kluczową rolę w programowaniu C ++ dla kluczowych aplikacji. Ta wydajność ma trzy źródła:</text:p>
      <text:p text:style-name="P1"/>
      <text:list xml:id="list8623158426221168082" text:style-name="L9">
        <text:list-item>
          <text:p text:style-name="P12">wyeliminowanie wywołań funkcji na korzyść inliningu</text:p>
        </text:list-item>
        <text:list-item>
          <text:p text:style-name="P12">łączenie informacji z różnych kontekstów w celu lepszej optymalizacji</text:p>
        </text:list-item>
        <text:list-item>
          <text:p text:style-name="P12">unikanie generowania kodu dla niewykorzystanych funkcji</text:p>
        </text:list-item>
      </text:list>
      <text:p text:style-name="P1"/>
      <text:p text:style-name="P1">Pierwszy punkt nie jest specyficzny dla szablonów, ale ogólną cechą funkcji inline w C++. Jednakże inlining jest kluczowy dla drobno-granularnej (fine-grained) parametryzacji, jaka powszechnie stosuje się w bibliotece STL i innych bazujących na generycznych technikach programowania. Wydajność ta jest zarówno w czasie wykonania jak i w pamięci. Szablony, gdy dobrze użyte, jak opisane tu i użyte w głównych bibliotekach, mogą równocześnie zmniejszyć obie wydajności. Zmniejszenie rozmiaru kodu jest szczególnie ważne, ponieważ w przypadku nowoczesnych procesorów zmniejszenie rozmiaru kodu pociąga za sobą zmniejszenie ruchu w pamięci i poprawienie wydajności pamięci podręcznej.</text:p>
      <text:p text:style-name="P1"/>
      <text:p text:style-name="P1">Jako przykład rozważmy funkcję szablonową accumulate() w bibliotece standardowej:</text:p>
      <text:p text:style-name="P1"/>
      <text:p text:style-name="P1">template&lt;typename FwdIter, typename T&gt;</text:p>
      <text:p text:style-name="P1">T accumulate(FwdIter first, FwdIter last, T init){</text:p>
      <text:p text:style-name="P1"><text:tab/>for(FwdIter frist cur = first; cur != last; ++cur)</text:p>
      <text:p text:style-name="P1"><text:tab/><text:tab/>init = init + *cur;</text:p>
      <text:p text:style-name="P1"><text:tab/>return <text:s/>init;</text:p>
      <text:p text:style-name="P1">}</text:p>
      <text:p text:style-name="P1"/>
      <text:p text:style-name="P1">Innymi słowy, accumulate() zwraca sumę elementów w jej sekwencji wejściowej trzecim argumentem ("akumulatorem") jako wartością początkową.</text:p>
      <text:p text:style-name="P1"/>
      <text:p text:style-name="P1">vector&lt;complex&lt;double&gt;&gt; v;</text:p>
      <text:p text:style-name="P1">//...</text:p>
      <text:p text:style-name="P1">complex&lt;double&gt; z = 0;</text:p>
      <text:p text:style-name="P1">z = accumulate(v.begin(), v.end(), z);</text:p>
      <text:p text:style-name="P1"/>
      <text:p text:style-name="P1">By wykonać swoją pracę, accumulate() użyje operatorów dodawania i przypisania na elementach typu complex&lt;double&gt; zrobi dereferencję (dereference) vector&lt;complex&lt;double&gt;&gt; iteratorom. Dodanie wartości complex&lt;double&gt; pociąga za sobą dodanie wartości double. By zrobić to wydajnie wszystkie te operacje muszą być inline. Zarówno vector jak i complex są typami zdefiniowanymi przez użytkownika, to oznacza że te typy jak i ich operacje są zdefiniowane gdzie indziej w kodzie źródłowym C++. Obecne kompilatory C++ radzą sobie z tym przykładem, dzięki czemu jedyne wygenerowane wywołanie funkcji to wywołanie accumu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Zbierowski</meta:initial-creator>
    <meta:creation-date>2017-08-24T14:51:33.72</meta:creation-date>
    <dc:date>2017-08-28T11:47:04.61</dc:date>
    <dc:creator>Maciej Zbierowski</dc:creator>
    <meta:editing-duration>P1DT16H11M44S</meta:editing-duration>
    <meta:editing-cycles>6</meta:editing-cycles>
    <meta:generator>OpenOffice/4.1.3$Win32 OpenOffice.org_project/413m1$Build-9783</meta:generator>
    <meta:document-statistic meta:table-count="0" meta:image-count="0" meta:object-count="0" meta:page-count="6" meta:paragraph-count="108" meta:word-count="2330" meta:character-count="17304"/>
  </office:meta>
</office:document-meta>
</file>